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fo:font-weight="bold" officeooo:rsid="0018244d" officeooo:paragraph-rsid="0018244d" style:font-weight-asian="bold" style:font-weight-complex="bold"/>
    </style:style>
    <style:style style:name="P2" style:family="paragraph" style:parent-style-name="Standard">
      <style:text-properties style:font-name="Arial" fo:font-size="9pt" style:text-underline-style="none" fo:font-weight="normal" officeooo:rsid="0018244d" officeooo:paragraph-rsid="0018244d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Arial" fo:font-size="9pt" style:text-underline-style="none" fo:font-weight="normal" officeooo:rsid="0018244d" officeooo:paragraph-rsid="001a1af6" style:font-size-asian="7.84999990463257pt" style:font-weight-asian="normal" style:font-size-complex="9pt" style:font-weight-complex="normal"/>
    </style:style>
    <style:style style:name="P4" style:family="paragraph" style:parent-style-name="Standard">
      <style:text-properties style:font-name="Arial" fo:font-size="9pt" fo:font-style="italic" style:text-underline-style="none" fo:font-weight="normal" officeooo:rsid="001a1af6" officeooo:paragraph-rsid="001a1af6" style:font-size-asian="7.84999990463257pt" style:font-style-asian="italic" style:font-weight-asian="normal" style:font-size-complex="9pt" style:font-style-complex="italic" style:font-weight-complex="normal"/>
    </style:style>
    <style:style style:name="P5" style:family="paragraph" style:parent-style-name="Standard">
      <style:text-properties style:font-name="Arial" fo:font-size="9pt" fo:font-style="normal" style:text-underline-style="none" fo:font-weight="normal" officeooo:rsid="001a1af6" officeooo:paragraph-rsid="001a1af6" style:font-size-asian="7.84999990463257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style:font-name="Arial" fo:font-size="9pt" style:text-underline-style="none" fo:font-weight="normal" officeooo:rsid="0018244d" officeooo:paragraph-rsid="0018244d" style:font-size-asian="7.84999990463257pt" style:font-weight-asian="normal" style:font-size-complex="9pt" style:font-weight-complex="normal"/>
    </style:style>
    <style:style style:name="P7" style:family="paragraph" style:parent-style-name="Standard">
      <style:text-properties style:font-name="Arial" fo:font-size="9pt" style:text-underline-style="none" fo:font-weight="normal" officeooo:rsid="0018244d" officeooo:paragraph-rsid="001a1af6" style:font-size-asian="9pt" style:font-weight-asian="normal" style:font-size-complex="9pt" style:font-weight-complex="normal"/>
    </style:style>
    <style:style style:name="P8" style:family="paragraph" style:parent-style-name="Text_20_body">
      <style:text-properties style:font-name="Arial" fo:font-size="9pt" style:text-underline-style="none" fo:font-weight="normal" officeooo:rsid="0018244d" officeooo:paragraph-rsid="001a1af6" style:font-size-asian="9pt" style:font-weight-asian="normal" style:font-size-complex="9pt" style:font-weight-complex="normal"/>
    </style:style>
    <style:style style:name="T1" style:family="text">
      <style:text-properties fo:font-style="italic" officeooo:rsid="001a1af6" style:font-style-asian="italic" style:font-style-complex="italic"/>
    </style:style>
    <style:style style:name="T2" style:family="text">
      <style:text-properties officeooo:rsid="001b9f30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loext:padding="0cm" loext:border="none"/>
    </style:style>
    <style:style style:name="T5" style:family="text">
      <style:text-properties style:font-size-asian="7.84999990463257pt" loext:padding="0cm" loext:border="none"/>
    </style:style>
    <style:style style:name="T6" style:family="text">
      <style:text-properties fo:font-style="italic" officeooo:rsid="001a1af6" style:font-size-asian="7.84999990463257pt" style:font-style-asian="italic" style:font-style-complex="italic" loext:padding="0cm" loext:border="none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loext:padding="0cm" loext:border="none"/>
    </style:style>
    <style:style style:name="T9" style:family="text">
      <style:text-properties fo:font-variant="normal" fo:text-transform="none" fo:letter-spacing="normal" fo:font-style="normal" style:font-size-asian="7.84999990463257pt" loext:padding="0cm" loext:border="none"/>
    </style:style>
    <style:style style:name="T10" style:family="text">
      <style:text-properties fo:font-variant="normal" fo:text-transform="none" fo:letter-spacing="normal" fo:font-style="italic" officeooo:rsid="001a1af6" style:font-size-asian="7.84999990463257pt" style:font-style-asian="italic" style:font-style-complex="italic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KER</text:p>
      <text:p text:style-name="P1"/>
      <text:p text:style-name="P2">"You'll never see it coming"</text:p>
      <text:p text:style-name="P1"/>
      <text:p text:style-name="P1">MAJORA</text:p>
      <text:p text:style-name="P1"/>
      <text:p text:style-name="P3">“A nadie le importaba quien era yo, hasta que me puse la máscara.” – <text:span text:style-name="T1">The Legend of Zelda: Majora’s Mask.</text:span></text:p>
      <text:p text:style-name="P4"/>
      <text:p text:style-name="P5">“<text:span text:style-name="T2">Cuando alguien importante se va de este mundo, duele mucho, pero se quedan las melodías que alguna vez cantó con nosotros… Piensa en eso cada vez que duela... y nunca olvides esta melodía de sanación.</text:span></text:p>
      <text:p text:style-name="P1"/>
      <text:p text:style-name="P1"/>
      <text:p text:style-name="P1">REY MYSTERIO</text:p>
      <text:p text:style-name="P1"/>
      <text:p text:style-name="P2">“El vato cabrón de san diego”</text:p>
      <text:p text:style-name="P1"/>
      <text:p text:style-name="P1">MF DOOM</text:p>
      <text:p text:style-name="P1"/>
      <text:p text:style-name="P2">"Recuerdalo, TODO MAYÚSCULAS cuando escribas su nombre"</text:p>
      <text:p text:style-name="P1"/>
      <text:p text:style-name="P1">CRASH BANDICOOT</text:p>
      <text:p text:style-name="P1"/>
      <text:p text:style-name="P1"/>
      <text:p text:style-name="P1"/>
      <text:p text:style-name="P1">SINCARA</text:p>
      <text:p text:style-name="P1"/>
      <text:p text:style-name="P6">“La vida es tan solo una fantasía de la que se aprovechan los humanos.” – <text:span text:style-name="Strong_20_Emphasis"><text:span text:style-name="T3">El viaje de Chihiro.</text:span></text:span></text:p>
      <text:p text:style-name="P6"/>
      <text:p text:style-name="P1"/>
      <text:p text:style-name="P1">VISOR 3D POKEMON</text:p>
      <text:p text:style-name="P1"/>
      <text:p text:style-name="P2">“Un objeto que hace a los fantasmas visibles”</text:p>
      <text:p text:style-name="P1"/>
      <text:p text:style-name="P1">NOMAI</text:p>
      <text:p text:style-name="P1"/>
      <text:p text:style-name="P7">"El pasado es pasado ahora, pero... ya sabes, ¡está bien! Nunca se va por completo. El futuro siempre se construye sobre el pasado, aun si no llegamos a verlo."<text:span text:style-name="T4"> </text:span><text:span text:style-name="T5">– </text:span><text:span text:style-name="T6">Outer Wilds.</text:span></text:p>
      <text:p text:style-name="P2"/>
      <text:p text:style-name="P7">"Esta canción es nueva para mí, pero me honra formar parte de ella."<text:span text:style-name="T4"> </text:span><text:span text:style-name="T5">– </text:span><text:span text:style-name="T6">Outer Wilds.</text:span></text:p>
      <text:p text:style-name="P2"/>
      <text:p text:style-name="P7"><text:span text:style-name="T7">"Es ese tipo de evento que te hace dar las gracias por haberte detenido a oler los pinos en el camino, ¿sabes?"</text:span><text:span text:style-name="T8"> </text:span><text:span text:style-name="T9">– </text:span><text:span text:style-name="T10">Outer Wilds.</text:span></text:p>
      <text:p text:style-name="P2"/>
      <text:p text:style-name="P8"><text:span text:style-name="T4">"Nuestra curiosidad viaja contigo. Estás caminando tras los pasos de quienes te precedieron; y tu andar guía a quienes vendrán después de ti." </text:span><text:span text:style-name="T5">– </text:span><text:span text:style-name="T6">Outer Wild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22:51:35.295064500</meta:creation-date>
    <dc:date>2026-02-06T23:36:50.629617900</dc:date>
    <meta:editing-duration>PT9M56S</meta:editing-duration>
    <meta:editing-cycles>5</meta:editing-cycles>
    <meta:generator>LibreOffice/26.2.0.3$Windows_X86_64 LibreOffice_project/620$Build-3</meta:generator>
    <meta:document-statistic meta:table-count="0" meta:image-count="0" meta:object-count="0" meta:page-count="1" meta:paragraph-count="19" meta:word-count="206" meta:character-count="1170" meta:non-whitespace-character-count="977"/>
  </office:meta>
</office:document-meta>
</file>